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ut Butter on Your Linux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e B-tree File System and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Breaf 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7 -“B-trees, Shadows, and Clones” - Ohad Rodeh, USENIX</text:p>
              </text:list-item>
              <text:list-item>
                <text:p>2007 - Chris Mason, then at Oracle, begins implementing Ohad's work as the B-tree File System.</text:p>
              </text:list-item>
              <text:list-item>
                <text:p>2009 - Excepted in to the mainline kernel</text:p>
              </text:list-item>
              <text:list-item>
                <text:p>2014 - Default file system for openSUSE 13.2</text:p>
              </text:list-item>
              <text:list-item>
                <text:p>2014 - Facebook begins Btrfs t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trf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opy on write file system</text:p>
              </text:list-item>
              <text:list-item>
                <text:p>Atomic Snapshotting</text:p>
              </text:list-item>
              <text:list-item>
                <text:p>File system raid</text:p>
              </text:list-item>
              <text:list-item>
                <text:p>Volume management</text:p>
              </text:list-item>
              <text:list-item>
                <text:p>Checksumming</text:p>
              </text:list-item>
              <text:list-item>
                <text:p>Asynchronous incremental replication</text:p>
              </text:list-item>
              <text:list-item>
                <text:p>Transparent compression</text:p>
              </text:list-item>
              <text:list-item>
                <text:p>Part of the Linux kern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py on Wr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is not over written, just appened.</text:p>
              </text:list-item>
              <text:list-item>
                <text:p>Allows for:</text:p>
                <text:list>
                  <text:list-item>
                    <text:p>native snapshots</text:p>
                  </text:list-item>
                  <text:list-item>
                    <text:p>Data Diff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om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ly save difference</text:p>
              </text:list-item>
              <text:list-item>
                <text:p>Cheap frequent snapshots</text:p>
              </text:list-item>
              <text:list-item>
                <text:p>File level cl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System Ra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ynamically add and remove devices</text:p>
              </text:list-item>
              <text:list-item>
                <text:p>Combine with checksums for self-healing</text:p>
              </text:list-item>
              <text:list-item>
                <text:p>Online rebalancing</text:p>
              </text:list-item>
              <text:list-item>
                <text:p>Supports raid0, raid1, raid10, raid5 and raid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u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very block is checksumed</text:p>
              </text:list-item>
              <text:list-item>
                <text:p>Know when data goes bad</text:p>
              </text:list-item>
              <text:list-item>
                <text:p>Enables self healing with Raid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lume Managemen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line resize file systems</text:p>
              </text:list-item>
              <text:list-item>
                <text:p>Subvolumes</text:p>
              </text:list-item>
              <text:list-item>
                <text:p>Quo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yncronous Incremental Re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ep subvolumes synced across systems</text:p>
              </text:list-item>
              <text:list-item>
                <text:p>Easy incremental backups (even with remote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parent Comp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ress volume, subvolume, directory, or file transparently</text:p>
              </text:list-item>
              <text:list-item>
                <text:p>Supports zlib and lzo</text:p>
              </text:list-item>
              <text:list-item>
                <text:p>Save space and speed up 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of the Kern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jumping through hoops to setup</text:p>
              </text:list-item>
              <text:list-item>
                <text:p>Supported by all major distributions</text:p>
              </text:list-item>
              <text:list-item>
                <text:p>Easy mainten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Btrfs wiki:</text:span><text:span text:style-name="T1"><text:a xlink:href="https://btrfs.wiki.kernel.org/index.php/Main_Page" xlink:type="simple">https://btrfs.wiki.kernel.org/index.php/Main_Page</text:a></text:span></text:p>
              </text:list-item>
              <text:list-item>
                <text:p><text:span text:style-name="T1">Ohad's paper:</text:span><text:span text:style-name="T1"><text:a xlink:href="http://liw.fi/larch/ohad-btrees-shadowing-clones.pdf" xlink:type="simple">http://liw.fi/larch/ohad-btrees-shadowing-clones.pdf</text:a></text:span></text:p>
              </text:list-item>
              <text:list-item>
                <text:p><text:span text:style-name="T1">Phoronix benchmarks:</text:span><text:span text:style-name="T1"><text:a xlink:href="http://www.phoronix.com/scan.php?page=search&amp;q=Btrfs" xlink:type="simple">http://www.phoronix.com/scan.php?page=search&amp;q=Btrfs</text:a></text:span></text:p>
              </text:list-item>
              <text:list-item>
                <text:p><text:span text:style-name="T1">Ars Technica's introduction: </text:span><text:span text:style-name="T1"><text:a xlink:href="http://arstechnica.com/information-technology/2014/01/bitrot-and-atomic-cows-inside-next-gen-filesystems/" xlink:type="simple">http://arstechnica.com/information-technology/2014/01/bitrot-and-atomic-cows-inside-next-gen-filesystems/</text:a></text:span></text:p>
              </text:list-item>
              <text:list-item>
                <text:p><text:span text:style-name="T1">A good explanation of append only b-trees: </text:span><text:span text:style-name="T1"><text:a xlink:href="http://www.bzero.se/ldapd/btree.html" xlink:type="simple">http://www.bzero.se/ldapd/btree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15:11:14.670706811</meta:creation-date>
    <dc:date>2014-06-03T17:12:21.800550659</dc:date>
    <meta:editing-duration>PT12M53S</meta:editing-duration>
    <meta:editing-cycles>2</meta:editing-cycles>
    <meta:generator>LibreOffice/4.2.3.3$Linux_X86_64 LibreOffice_project/420m0$Build-3</meta:generator>
    <meta:document-statistic meta:object-count="73"/>
  </office:meta>
</office:document-meta>
</file>